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 ExtraBold" svg:font-family="'JetBrains Mono ExtraBol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fab3" officeooo:paragraph-rsid="0003fab3"/>
    </style:style>
    <style:style style:name="P2" style:family="paragraph" style:parent-style-name="Standard">
      <style:text-properties officeooo:rsid="00084ed2" officeooo:paragraph-rsid="00084ed2"/>
    </style:style>
    <style:style style:name="P3" style:family="paragraph" style:parent-style-name="Standard">
      <style:text-properties officeooo:rsid="000a4a70" officeooo:paragraph-rsid="000a4a70"/>
    </style:style>
    <style:style style:name="P4" style:family="paragraph" style:parent-style-name="Standard">
      <style:text-properties officeooo:rsid="000d6a87" officeooo:paragraph-rsid="000d6a87"/>
    </style:style>
    <style:style style:name="P5" style:family="paragraph" style:parent-style-name="Standard">
      <style:text-properties officeooo:paragraph-rsid="000d6a87"/>
    </style:style>
    <style:style style:name="P6" style:family="paragraph" style:parent-style-name="Standard">
      <style:text-properties officeooo:paragraph-rsid="000fb904"/>
    </style:style>
    <style:style style:name="P7" style:family="paragraph" style:parent-style-name="Standard">
      <style:text-properties officeooo:rsid="000fb904" officeooo:paragraph-rsid="000fb904"/>
    </style:style>
    <style:style style:name="P8" style:family="paragraph" style:parent-style-name="Standard">
      <style:text-properties officeooo:rsid="00112b59" officeooo:paragraph-rsid="00112b59"/>
    </style:style>
    <style:style style:name="P9" style:family="paragraph" style:parent-style-name="Standard">
      <style:text-properties officeooo:rsid="001477a0" officeooo:paragraph-rsid="001477a0"/>
    </style:style>
    <style:style style:name="P10" style:family="paragraph" style:parent-style-name="Standard">
      <style:text-properties officeooo:rsid="001739c4" officeooo:paragraph-rsid="001739c4"/>
    </style:style>
    <style:style style:name="P11" style:family="paragraph" style:parent-style-name="Standard">
      <style:text-properties officeooo:rsid="001918c8" officeooo:paragraph-rsid="001918c8"/>
    </style:style>
    <style:style style:name="P12" style:family="paragraph" style:parent-style-name="Standard">
      <style:text-properties officeooo:rsid="001c14e4" officeooo:paragraph-rsid="001c14e4"/>
    </style:style>
    <style:style style:name="P13" style:family="paragraph" style:parent-style-name="Standard">
      <style:text-properties officeooo:rsid="001aae8a" officeooo:paragraph-rsid="001aae8a"/>
    </style:style>
    <style:style style:name="P14" style:family="paragraph" style:parent-style-name="Standard">
      <style:text-properties officeooo:rsid="001dc2bf" officeooo:paragraph-rsid="001dc2bf"/>
    </style:style>
    <style:style style:name="P15" style:family="paragraph" style:parent-style-name="Standard">
      <style:text-properties officeooo:rsid="001dcce4" officeooo:paragraph-rsid="001dcce4"/>
    </style:style>
    <style:style style:name="P16" style:family="paragraph" style:parent-style-name="Standard">
      <style:text-properties officeooo:rsid="001e638f" officeooo:paragraph-rsid="001e638f"/>
    </style:style>
    <style:style style:name="P17" style:family="paragraph" style:parent-style-name="Standard">
      <style:text-properties officeooo:rsid="001ed861" officeooo:paragraph-rsid="001ed861"/>
    </style:style>
    <style:style style:name="T1" style:family="text">
      <style:text-properties officeooo:rsid="00051338"/>
    </style:style>
    <style:style style:name="T2" style:family="text">
      <style:text-properties officeooo:rsid="000a7d19"/>
    </style:style>
    <style:style style:name="T3" style:family="text">
      <style:text-properties officeooo:rsid="000c3b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6a87"/>
    </style:style>
    <style:style style:name="T6" style:family="text">
      <style:text-properties fo:color="#000000" loext:opacity="100%" fo:font-size="12pt" style:font-size-asian="12pt"/>
    </style:style>
    <style:style style:name="T7" style:family="text">
      <style:text-properties officeooo:rsid="000dce2d"/>
    </style:style>
    <style:style style:name="T8" style:family="text">
      <style:text-properties officeooo:rsid="001477a0"/>
    </style:style>
    <style:style style:name="T9" style:family="text">
      <style:text-properties officeooo:rsid="00155c13"/>
    </style:style>
    <style:style style:name="T10" style:family="text">
      <style:text-properties officeooo:rsid="001c14e4"/>
    </style:style>
    <style:style style:name="T11" style:family="text">
      <style:text-properties fo:font-weight="bold" officeooo:rsid="001ffd5d" style:font-weight-asian="bold" style:font-weight-complex="bold"/>
    </style:style>
    <style:style style:name="T12" style:family="text">
      <style:text-properties officeooo:rsid="001ffd5d"/>
    </style:style>
    <style:style style:name="T13" style:family="text">
      <style:text-properties officeooo:rsid="0022ab12"/>
    </style:style>
    <style:style style:name="T14" style:family="text">
      <style:text-properties officeooo:rsid="0022f5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PLE e SET – <text:span text:style-name="T1">FUNZIONI</text:span></text:p>
      <text:p text:style-name="P1"/>
      <text:p text:style-name="P2">Le tuple sono le uniche costanti di python. Gli insiemi sono le unici valori numerici di</text:p>
      <text:p text:style-name="P3">Non modificabili (immutabili), ordinate, definite da () ; servono a creare riferimenti sempre uguali di valori correlati. <text:span text:style-name="T2">(informazioni di una persone, coordinate su piano cartesiano)</text:span> <text:span text:style-name="T2">Sono simi alle liste.</text:span></text:p>
      <text:p text:style-name="P3"/>
      <text:p text:style-name="P3"/>
      <text:p text:style-name="P3">È possibile creare tuple senza parentesi (tuple packing): <text:span text:style-name="T3">do dei valori alle variabili (es x, y, z ,x)</text:span></text:p>
      <text:p text:style-name="P3">punto = 3, 4 # Tuple packing</text:p>
      <text:p text:style-name="P3">x, y = punto # Tuple unpacking</text:p>
      <text:p text:style-name="P3">print(x, y) # Output: 3 4</text:p>
      <text:p text:style-name="P3"/>
      <text:p text:style-name="P4"><text:span text:style-name="T4">Insiemi – Set</text:span>:</text:p>
      <text:p text:style-name="P5"><text:span text:style-name="T5">definiti da tipo set, parentesi graffe </text:span><text:span text:style-name="T6">{ }</text:span><text:span text:style-name="T5">, sono modificabili, misti e non ordinati. Nei set non ci sono duplicati. </text:span><text:span text:style-name="T7">I set serve ad evitare i duplicati, ignora nella stampa i duplicati.</text:span></text:p>
      <text:p text:style-name="P6"/>
      <text:p text:style-name="P5">set3 = {1, 2, 3, 3, 4, 4, 5}</text:p>
      <text:p text:style-name="P5">print(set3) # Output: {1, 2, 3, 4, 5}</text:p>
      <text:p text:style-name="P4"/>
      <text:p text:style-name="P7">Inoltre accetta i metodi matematici degli insiemi.</text:p>
      <text:p text:style-name="P7"><text:span text:style-name="T4">Unione</text:span> (union() o |): Restituisce un nuovo insiemecontenente tutti gli elementi presenti in entrambi gli insiemi.</text:p>
      <text:p text:style-name="P7"><text:span text:style-name="T4">Intersezione</text:span> (intersection() o &amp;): Restituisce unnuovo insieme contenente solo gli elementi comuni a entrambi gli insiemi.</text:p>
      <text:p text:style-name="P7"><text:span text:style-name="T4">Differenza</text:span> (difference() o -): Restituisce un nuovoinsieme contenente gli elementi presenti nell'insieme di partenza ma non nell'altro insieme.</text:p>
      <text:p text:style-name="P7"><text:span text:style-name="T4">Differenza simmetrica</text:span> (symmetric_difference() o ^):Restituisce un nuovo insieme contenente gli elementi che sono presenti in uno dei due insiemi,ma non in entrambi.</text:p>
      <text:p text:style-name="P7"/>
      <text:p text:style-name="P7"/>
      <text:p text:style-name="P7"/>
      <text:p text:style-name="P8"><text:span text:style-name="T4">FUNZIONI</text:span>: <text:span text:style-name="T8">sono blocchi di codice autonomi che eseguono una determinata operazione. Sono la porta di accesso di tutti i sistemi migliorativi di python. Dimostrano implicitamente l’astrazione ovvero la capacità di creare del codice che viene eseguito solo quando richiamato.</text:span></text:p>
      <text:p text:style-name="P9">Le funzioni sono di 2 tipi: senza return o con return; vengono definite da def, nome della funzione e (). <text:span text:style-name="T9">l’istruzione, cio che è contenuto nelle parentesi, deve essere seguito da : .</text:span></text:p>
      <text:p text:style-name="P10"><text:span text:style-name="T4">corpo della funzione</text:span>: Il corpo della funzione contiene le istruzioni che vengono eseguite quando la</text:p>
      <text:p text:style-name="P10">funzione viene chiamata.</text:p>
      <text:p text:style-name="P10"><text:span text:style-name="T4">Parametri</text:span>: I parametri sono variabili che consentono di passare dati alla funzione.</text:p>
      <text:p text:style-name="P10">Le funzioni sono ferme, la macchina le esegue solo quando effettivamente richiamate.</text:p>
      <text:p text:style-name="P10"/>
      <text:p text:style-name="P11">2 <text:span text:style-name="T4">fasi</text:span>: 1- definizione con i parametri 2- richiamo con argomenti</text:p>
      <text:p text:style-name="P11"/>
      <text:p text:style-name="P12">funzioni senza return: al 90% stampano direttamente perché non hanno altro modo di interagire.</text:p>
      <text:p text:style-name="P13">funzioni con return: riporta il risultato alla riga in cui lo hai scritto. <text:span text:style-name="T10">Ogni funzione deve avere un return, se ne voglio di più devo condizionare il codice.</text:span></text:p>
      <text:p text:style-name="P13"/>
      <text:p text:style-name="P14">Possiamo inoltre tipizzare i parametri. Inserire str, int.</text:p>
      <text:p text:style-name="P8"><text:span text:style-name="T4">Parametri posizionali</text:span>: devono essere passati nell'ordine esatto.</text:p>
      <text:p text:style-name="P8"><text:span text:style-name="T4">Parametri keyword</text:span>: possono essere passati in qualsiasi ordine specificando il nome del parametro.</text:p>
      <text:p text:style-name="P8"><text:span text:style-name="T4">Parametri di default</text:span>: permettono di specificare un valore predefinito che la funzione utilizzerà se non viene fornito un argomento.</text:p>
      <text:p text:style-name="P15"><text:soft-page-break/>La f è un modo più veloce di stampare i dati (richiamare le variabili) ma non è accettato da tutti i sistemi, richiami le variabili con le parentesi graffe. Molti sistemi non lo accettano per rischio di compromissione dei dati. → richiamo tramite injection di dati sensibili (token, etch)</text:p>
      <text:p text:style-name="P15"/>
      <text:p text:style-name="P16"><text:span text:style-name="T4">funzioni generatori </text:span><text:span text:style-name="T11">pag 98</text:span>:</text:p>
      <text:p text:style-name="P16">yield trasforma la funzione in generatore. Yield restituisce un valore e sospende l’esecuzione della funzione mantenendone lo stato locale. Es: voglio controllare quanti dati sono salvati in excel. → funzioni ripetitive con while in funzione</text:p>
      <text:p text:style-name="P16"/>
      <text:p text:style-name="P17"><text:span text:style-name="T4">decoratori </text:span><text:span text:style-name="T11">pag 99</text:span>: <text:span text:style-name="T12">sono molto utili lavorativamente, modifica il comportamento di un altra funzione o metodo senza modificare il codice. Aggiungere funzionalità extra. Si applicano anteponendo il simbolo @ al nome del decoratore sopra la funzione da </text:span>decorare. <text:span text:style-name="T13">Serve a modificare una funzione senza modificare il codice della funzione.</text:span></text:p>
      <text:p text:style-name="P17"/>
      <text:p text:style-name="P17">Un wrapper è una funzione interna definita all'interno di un decoratore che avvolge (da cui il termine "wrapper") la funzione originale, permettendo di aggiungere funzionalità extra prima o dopo l'esecuzione della funzione decorata, senza alterarne direttamente il codice. <text:span text:style-name="T14">È importante fare RETURN wrapper, altrimenti non ritorna nulla. Funziona solo in aggiunta. Utile per creare decoratori ripetitivi; (*args e **kwargs) = modalità con cui si fanno accettare alle funzioni tutti i parametri possibili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 ExtraBold" svg:font-family="'JetBrains Mono ExtraBol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JetBrains Mono ExtraBold" fo:font-family="'JetBrains Mono ExtraBold'" style:font-family-generic="roman" style:font-pitch="variable" fo:font-size="12pt" style:font-size-asian="12pt"/>
    </style:style>
    <style:style style:name="ListLabel_20_1" style:display-name="ListLabel 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08:50:00</meta:creation-date>
    <dc:date>2026-04-16T11:43:38.654245100</dc:date>
    <meta:editing-duration>PT2H8M15S</meta:editing-duration>
    <meta:editing-cycles>28</meta:editing-cycles>
    <meta:generator>LibreOffice/25.8.5.2$Windows_X86_64 LibreOffice_project/9c8b85f387cc00a89945a79c9e6239f32e450ac2</meta:generator>
    <dc:title> PYTHON - DATA Academy 2026</dc:title>
    <meta:initial-creator>House of TUBO</meta:initial-creator>
    <meta:keyword>DAGNONH11dQ</meta:keyword>
    <meta:keyword>BAESCUW8ka0</meta:keyword>
    <meta:keyword>0</meta:keyword>
    <meta:document-statistic meta:table-count="0" meta:image-count="0" meta:object-count="0" meta:page-count="2" meta:paragraph-count="34" meta:word-count="640" meta:character-count="4160" meta:non-whitespace-character-count="3552"/>
  </office:meta>
</office:document-meta>
</file>